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46c570" officeooo:paragraph-rsid="0046c570"/>
    </style:style>
    <style:style style:name="P2" style:family="paragraph" style:parent-style-name="Text_20_body">
      <style:text-properties officeooo:rsid="0046c570" officeooo:paragraph-rsid="00486f5a"/>
    </style:style>
    <style:style style:name="P3" style:family="paragraph" style:parent-style-name="Text_20_body">
      <style:text-properties officeooo:rsid="00473c32" officeooo:paragraph-rsid="00473c32"/>
    </style:style>
    <style:style style:name="T1" style:family="text">
      <style:text-properties officeooo:rsid="00322e33"/>
    </style:style>
    <style:style style:name="T2" style:family="text">
      <style:text-properties officeooo:rsid="00367cd6"/>
    </style:style>
    <style:style style:name="T3" style:family="text">
      <style:text-properties officeooo:rsid="0037f577"/>
    </style:style>
    <style:style style:name="T4" style:family="text">
      <style:text-properties officeooo:rsid="0039c037"/>
    </style:style>
    <style:style style:name="T5" style:family="text">
      <style:text-properties officeooo:rsid="003a4b1d"/>
    </style:style>
    <style:style style:name="T6" style:family="text">
      <style:text-properties officeooo:rsid="003bb15c"/>
    </style:style>
    <style:style style:name="T7" style:family="text">
      <style:text-properties officeooo:rsid="003f240e"/>
    </style:style>
    <style:style style:name="T8" style:family="text">
      <style:text-properties officeooo:rsid="00411cb1"/>
    </style:style>
    <style:style style:name="T9" style:family="text">
      <style:text-properties officeooo:rsid="0041c6b6"/>
    </style:style>
    <style:style style:name="T10" style:family="text">
      <style:text-properties officeooo:rsid="00420f27"/>
    </style:style>
    <style:style style:name="T11" style:family="text">
      <style:text-properties officeooo:rsid="0043f508"/>
    </style:style>
    <style:style style:name="T12" style:family="text">
      <style:text-properties officeooo:rsid="00459cd8"/>
    </style:style>
    <style:style style:name="T13" style:family="text">
      <style:text-properties officeooo:rsid="0046514e"/>
    </style:style>
    <style:style style:name="T14" style:family="text">
      <style:text-properties officeooo:rsid="00486f5a"/>
    </style:style>
    <style:style style:name="T15" style:family="text">
      <style:text-properties officeooo:rsid="0048e2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igh Concepts</text:p>
      <text:p text:style-name="Text_20_body"/>
      <text:p text:style-name="Text_20_body">After the previous adventure Howl, Sophie, Calcifer, Markel and the witch of the <text:span text:style-name="T8">wasted lands</text:span> live a happy time. Their idyll is interrupted when Suli<text:span text:style-name="T14">m</text:span>an informs Howl of the oncoming <text:span text:style-name="T9">from the </text:span>overseas kingdom of some monstrous animals, covered with a strange green <text:span text:style-name="T9">mud</text:span> and ruled <text:span text:style-name="T9">as </text:span>marionettes <text:span text:style-name="T9">by spirits</text:span> similar to those evoked by Howl in moments of despair. The protagonist understands that he is personally involved in <text:span text:style-name="T9">the </text:span>spread <text:span text:style-name="T9">of</text:span> this new evil: years before his classmate Layton, jealous of Howl's powers and his influence on Suli<text:span text:style-name="T14">m</text:span>an, had tried to steal Calcifer pretending to be a <text:span text:style-name="T9">charming</text:span> girl. H<text:span text:style-name="T9">owl</text:span> was so deeply <text:span text:style-name="T9">infatuated</text:span> with the image created by the magician that he released <text:span text:style-name="T9">umpteen</text:span> demons of despair once the deception was revealed. Defeated Layton, he had secretly exiled him in a small magical urn, filling it for further punishment with the powerful evoked spirits. During this imprisonment, however, Layton has learned to control the <text:span text:style-name="T9">spirits</text:span> and, <text:span text:style-name="T10">once</text:span> free<text:span text:style-name="T10">d,</text:span> dominates the sentient minds by amplifying their own negative feelings. Without conf<text:span text:style-name="T10">essing to</text:span> Suli<text:span text:style-name="T14">m</text:span>an, Howl leaves for the other continent hoping to defeat his opponent while keeping the consequences of his impulsivity hidden, but this time it will be the wizard Layton to prevail. Sophie and her friends must therefore ask Suli<text:span text:style-name="T14">m</text:span>an for help, alarmed by the magician's disappearance and fleeing Layton's henchmen, who also lead to the destruction of the castle. Suli<text:span text:style-name="T14">m</text:span>an prepares them for adventure and orders H<text:span text:style-name="T10">een</text:span>, in the form of <text:span text:style-name="T10">a </text:span>warrior, to watch over them. Over the ocean, with the help of the King ** ousted by Layton, they retrace the journey of Howl, who now wanders <text:span text:style-name="T10">as</text:span> a child without memory. The team must find Howl and his old age to bring him back to battle, while Layton rallies his forces to attack their kingdom and defeat Suli<text:span text:style-name="T14">m</text:span>an too, completing his revenge. Gathering together after growing up in difficulties, Sophie and Howl manage to defeat Layton.</text:p>
      <text:p text:style-name="Text_20_body"/>
      <text:p text:style-name="Text_20_body">Settings</text:p>
      <text:p text:style-name="Text_20_body"/>
      <text:p text:style-name="Text_20_body">Ingary</text:p>
      <text:p text:style-name="Text_20_body">Ingary is in the same condition in which the <text:span text:style-name="T11">novel</text:span> left her, with the peace and meekness that distinguish her. The presence of Layton's monsters is limited to the <text:span text:style-name="T11">waste</text:span>, and instead <text:span text:style-name="T12">there </text:span>is <text:span text:style-name="T12">a huge</text:span> number of npc and <text:span text:style-name="T12">social </text:span>quest that accompany the exploration of markets, ancient buildings, crowded taverns and city courses, in Kingsbury and Portheaven. The maritime city is full of fishermen, sailors and merchants, while the imperial city is more heterogeneous and available to meet the most unlikely individuals.</text:p>
      <text:p text:style-name="Text_20_body">Radme</text:p>
      <text:p text:style-name="Text_20_body">Over the ocean <text:span text:style-name="T12">we find</text:span> the continent Radme. Starting from the <text:span text:style-name="T12">small </text:span>city of Salt Marina it is possible to go through the hills close to the coast in the mainland of the continent. Rad<text:span text:style-name="T12">me </text:span>is more arid and poor than Ingary, with vegetation and fauna that re<text:span text:style-name="T12">call</text:span> equatorial climates. His capital was governed by an enlightened king, who, weakened by the mourning of his two <text:span text:style-name="T12">sons</text:span>, fell victim to Layton's power, which exploited his despair. Howl's intervention allows the king to re<text:span text:style-name="T12">awake</text:span> and organize the resistance in a clearing to the north, but in the city the slime of despairing spirits continues to spread, multiplying. In the innermost part of the continent, beyond the marshes, stands the highest mountain, where Layton <text:span text:style-name="T13">had been</text:span> exiled and where it is today <text:span text:style-name="T13">his</text:span> fortress.</text:p>
      <text:p text:style-name="Text_20_body"><text:soft-page-break/><text:span text:style-name="T11">Ingary</text:span> <text:span text:style-name="T13">under </text:span>attac<text:span text:style-name="T13">k</text:span></text:p>
      <text:p text:style-name="Text_20_body">In the final stages of the game, when the protagonists have returned <text:span text:style-name="T13">to Ingary</text:span> to stop Layton's <text:span text:style-name="T13">progression</text:span>, the cities have become very dark, like the sky and the inhabitants. Only a few <text:span text:style-name="T13">are saved</text:span> from the slime, which drives mad crowds spreading like wildfire.</text:p>
      <text:p text:style-name="Text_20_body"/>
      <text:p text:style-name="Text_20_body">Synopsis</text:p>
      <text:p text:style-name="Text_20_body"/>
      <text:p text:style-name="Text_20_body">First act. While Sophie, Markle and the land’s witch are <text:span text:style-name="T1">in</text:span> a fair in Portheaven, Howl <text:span text:style-name="T3">is</text:span> <text:span text:style-name="T3">summoned</text:span> by Suli<text:span text:style-name="T14">m</text:span>an. When he comes back asks Calcifer to help him making a new <text:span text:style-name="T1">color of the</text:span> door <text:span text:style-name="T1">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span></text:p>
      <text:p text:style-name="Text_20_body">Second act. The group <text:span text:style-name="T4">lands</text:span> in Salt Marina and discovers that the Radme’s king has been exiled from the <text:span text:style-name="T7">near</text:span> capital by a powerful magician just appeared from Ingary. Before that, the king <text:span text:style-name="T4">had been sick</text:span> for a while and a deep sorrow <text:span text:style-name="T4">had spread</text:span> around the city, followed by the mug. In the capital they meet <text:span text:style-name="T4">a sentinel</text:span> of the exiled king followed by a<text:span text:style-name="T4">n </text:span>orphan child <text:span text:style-name="T6">rescued from a river</text:span>. He explain that the King’<text:span text:style-name="T6">s mind</text:span> was <text:span text:style-name="T4">cheated</text:span> by Layton, an evil magician, <text:span text:style-name="T6">until</text:span> Ho<text:span text:style-name="T3">w</text:span>l helped <text:span text:style-name="T4">him</text:span> to escape and build <text:span text:style-name="T5">a</text:span> resistance <text:span text:style-name="T5">out of town</text:span>. So the group decides to reach for the king, <text:span text:style-name="T6">but soon</text:span> Layton arrives with his troupes and, before killing the king, tells how he defeated <text:span text:style-name="T6">H</text:span>owl by stealing his manhood and letting him drown <text:span text:style-name="T6">in the river</text:span> in a child-<text:span text:style-name="T6">form</text:span>. In the mean time the group is hidden so they discover <text:span text:style-name="T6">that </text:span>Layton is going to Suli<text:span text:style-name="T14">m</text:span>an to ultimate his revenge.</text:p>
      <text:p text:style-name="Text_20_body">Third act. <text:span text:style-name="T2">The group sneaks into Layton’s castle to steel the potion that will make Howl adult again, find the child they met earlier in the capital (that turns out to be Howl survived) and then, reunited, run to Ingary using the boots of the seven leagues to promptly save the situation.</text:span></text:p>
      <text:p text:style-name="Text_20_body"/>
      <text:p text:style-name="P1">Themes</text:p>
      <text:p text:style-name="P3">L’eroe parte per redimere un errore passato (dovuto ai suoi classici difetti)</text:p>
      <text:p text:style-name="P3">che ha permesso al cattivo di turno di diffondersi come un morbo</text:p>
      <text:p text:style-name="P3">l’eroe viene catturato, e la sua famiglia, capitanata da una coraggiosa quanto inesperta eroina,</text:p>
      <text:p text:style-name="P3">intraprende un lungo viaggio per tornare allo status quo iniziale.</text:p>
      <text:p text:style-name="P3">Sono aiutati dalla vecchia maestra dell’eroe, dal suo cane che si trasforma in guerriero, e dal triste re spodestato delle terre lontane.</text:p>
      <text:p text:style-name="P3"/>
      <text:p text:style-name="P1"/>
      <text:p text:style-name="P1"/>
      <text:p text:style-name="P1"/>
      <text:p text:style-name="P1"><text:soft-page-break/>Characters</text:p>
      <text:p text:style-name="P1"/>
      <text:p text:style-name="P1"><text:tab/>Howl</text:p>
      <text:p text:style-name="P1">Desctiption: <text:span text:style-name="T15">Howl nonostante abbia soli 25 anni è già uno dei maghi più potenti di Ingary. Essendo impulsivo e curioso, oltre che un patologico dongiovanni, viene considerato un elemento di preoccupazione dai potenti del regno, che tuttavia lo rispettano conoscendo la sua sana moralità. Da quando ha scoperto di essere innamorato di Sophie Howl è molto cambiato, risultando più calmo e lasciando percepire maggiore sicurezza e determinazione, ma ancora non riesce ad ammettere i propri limiti, o a risanare il rapporto con la maestra Suliman.</text:span></text:p>
      <text:p text:style-name="P1">Backstory: </text:p>
      <text:p text:style-name="P1"><text:tab/>Sophie</text:p>
      <text:p text:style-name="P1">Desctiption:</text:p>
      <text:p text:style-name="P1">Backstory:</text:p>
      <text:p text:style-name="P1"><text:tab/>Calcifer</text:p>
      <text:p text:style-name="P1">Desctiption:</text:p>
      <text:p text:style-name="P1">Backstory:</text:p>
      <text:p text:style-name="P1"><text:tab/>Heen</text:p>
      <text:p text:style-name="P1">Desctiption:</text:p>
      <text:p text:style-name="P1">Backstory:</text:p>
      <text:p text:style-name="P1"><text:tab/>Suliman</text:p>
      <text:p text:style-name="P1">Desctiption:</text:p>
      <text:p text:style-name="P1">Backstory:</text:p>
      <text:p text:style-name="P1"><text:tab/>Markle</text:p>
      <text:p text:style-name="P1">Desctiption:</text:p>
      <text:p text:style-name="P1">Backstory:</text:p>
      <text:p text:style-name="P1"><text:tab/>Waste Witch</text:p>
      <text:p text:style-name="P1">Desctiption:</text:p>
      <text:p text:style-name="P1">Backstory:</text:p>
      <text:p text:style-name="P1"><text:tab/>Layton</text:p>
      <text:p text:style-name="P1">Desctiption:</text:p>
      <text:p text:style-name="P1">Backstory:</text:p>
      <text:p text:style-name="P1"><text:tab/><text:span text:style-name="T14">King of Radme</text:span></text:p>
      <text:p text:style-name="P2">Desctiption:</text:p>
      <text:p text:style-name="P2"><text:soft-page-break/>Back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8:30:26.472000000</meta:creation-date>
    <dc:date>2018-11-05T11:27:29.213000000</dc:date>
    <meta:editing-duration>PT35M53S</meta:editing-duration>
    <meta:editing-cycles>4</meta:editing-cycles>
    <meta:generator>LibreOffice/6.1.2.1$Windows_X86_64 LibreOffice_project/65905a128db06ba48db947242809d14d3f9a93fe</meta:generator>
    <meta:document-statistic meta:table-count="0" meta:image-count="0" meta:object-count="0" meta:page-count="4" meta:paragraph-count="47" meta:word-count="1115" meta:character-count="6638" meta:non-whitespace-character-count="5560"/>
  </office:meta>
</office:document-meta>
</file>